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1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Homework Wk 1</text:p>
          </table:table-cell>
          <table:table-cell office:value-type="string" calcext:value-type="string">
            <text:p>Quiz 1</text:p>
          </table:table-cell>
          <table:table-cell office:value-type="string" calcext:value-type="string">
            <text:p>Homework Wk 2</text:p>
          </table:table-cell>
          <table:table-cell office:value-type="string" calcext:value-type="string">
            <text:p>Quiz 2</text:p>
          </table:table-cell>
          <table:table-cell office:value-type="string" calcext:value-type="string">
            <text:p>Homework Wk 3</text:p>
          </table:table-cell>
          <table:table-cell office:value-type="string" calcext:value-type="string">
            <text:p>Quiz 3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Raw Grade</text:p>
          </table:table-cell>
          <table:table-cell office:value-type="string" calcext:value-type="string">
            <text:p>with Curve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2]+0.15*[.I2]+0.15+0.3*AVERAGE([.F2];[.H2])+0.2*[.L2]+0.1" office:value-type="float" office:value="0.9325" calcext:value-type="float">
            <text:p>0.9325</text:p>
          </table:table-cell>
          <table:table-cell table:formula="of:=[.M2]+0.03" office:value-type="float" office:value="0.9625" calcext:value-type="float">
            <text:p>0.9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palvara1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3]+0.15*[.I3]+0.15+0.3*AVERAGE([.F3];[.H3])+0.2*[.L3]+0.1" office:value-type="float" office:value="0.925" calcext:value-type="float">
            <text:p>0.925</text:p>
          </table:table-cell>
          <table:table-cell table:formula="of:=[.M3]+0.03" office:value-type="float" office:value="0.955" calcext:value-type="float">
            <text:p>0.95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8" office:value-type="float" office:value="0.8" calcext:value-type="float">
            <text:p>0.8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4]+0.15*[.I4]+0.15+0.3*AVERAGE([.F4];[.H4])+0.2*[.L4]+0.1" office:value-type="float" office:value="0.815" calcext:value-type="float">
            <text:p>0.815</text:p>
          </table:table-cell>
          <table:table-cell table:formula="of:=[.M4]+0.03" office:value-type="float" office:value="0.845" calcext:value-type="float">
            <text:p>0.8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5" office:value-type="float" office:value="0.5" calcext:value-type="float">
            <text:p>0.5</text:p>
          </table:table-cell>
          <table:table-cell table:formula="of:=0.5" office:value-type="float" office:value="0.5" calcext:value-type="float">
            <text:p>0.5</text:p>
          </table:table-cell>
          <table:table-cell table:formula="of:=0.9" office:value-type="float" office:value="0.9" calcext:value-type="float">
            <text:p>0.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5]+0.15*[.I5]+0.15+0.3*AVERAGE([.F5];[.H5])+0.2*[.L5]+0.1" office:value-type="float" office:value="0.845" calcext:value-type="float">
            <text:p>0.845</text:p>
          </table:table-cell>
          <table:table-cell table:formula="of:=[.M5]+0.03" office:value-type="float" office:value="0.875" calcext:value-type="float">
            <text:p>0.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6]+0.15*[.I6]+0.15+0.3*AVERAGE([.F6];[.H6])+0.2*[.L6]+0.1" office:value-type="float" office:value="0.915" calcext:value-type="float">
            <text:p>0.915</text:p>
          </table:table-cell>
          <table:table-cell table:formula="of:=[.M6]+0.03" office:value-type="float" office:value="0.945" calcext:value-type="float">
            <text:p>0.9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  <table:table-cell table:formula="of:=0.8"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7]+0.15*[.I7]+0.15+0.3*AVERAGE([.F7];[.H7])+0.2*[.L7]+0.1" office:value-type="float" office:value="0.895" calcext:value-type="float">
            <text:p>0.895</text:p>
          </table:table-cell>
          <table:table-cell table:formula="of:=[.M7]+0.03" office:value-type="float" office:value="0.925" calcext:value-type="float">
            <text:p>0.9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8]+0.15*[.I8]+0.15+0.3*AVERAGE([.F8];[.H8])+0.2*[.L8]+0.1" office:value-type="float" office:value="1" calcext:value-type="float">
            <text:p>1</text:p>
          </table:table-cell>
          <table:table-cell table:formula="of:=[.M8]+0.03" office:value-type="float" office:value="1.03" calcext:value-type="float">
            <text:p>1.0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9]+0.15*[.I9]+0.15+0.3*AVERAGE([.F9];[.H9])+0.2*[.L9]+0.1" office:value-type="float" office:value="1" calcext:value-type="float">
            <text:p>1</text:p>
          </table:table-cell>
          <table:table-cell table:formula="of:=[.M9]+0.03" office:value-type="float" office:value="1.03" calcext:value-type="float">
            <text:p>1.0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10]+0.15*[.I10]+0.15+0.3*AVERAGE([.F10];[.H10])+0.2*[.L10]+0.1" office:value-type="float" office:value="0.895" calcext:value-type="float">
            <text:p>0.895</text:p>
          </table:table-cell>
          <table:table-cell table:formula="of:=[.M10]+0.03" office:value-type="float" office:value="0.925" calcext:value-type="float">
            <text:p>0.9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5" office:value-type="float" office:value="0.5" calcext:value-type="float">
            <text:p>0.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11]+0.15*[.I11]+0.15+0.3*AVERAGE([.F11];[.H11])+0.2*[.L11]+0.1" office:value-type="float" office:value="0.915" calcext:value-type="float">
            <text:p>0.915</text:p>
          </table:table-cell>
          <table:table-cell table:formula="of:=[.M11]+0.03" office:value-type="float" office:value="0.945" calcext:value-type="float">
            <text:p>0.9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12]+0.15*[.I12]+0.15+0.3*AVERAGE([.F12];[.H12])+0.2*[.L12]+0.1" office:value-type="float" office:value="0.645" calcext:value-type="float">
            <text:p>0.645</text:p>
          </table:table-cell>
          <table:table-cell table:formula="of:=[.M12]+0.03" office:value-type="float" office:value="0.675" calcext:value-type="float">
            <text:p>0.675</text:p>
          </table:table-cell>
          <table:table-cell office:value-type="string" calcext:value-type="string">
            <text:p>A (final project was amazing)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ramir12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75"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13]+0.15*[.I13]+0.15+0.3*AVERAGE([.F13];[.H13])+0.2*[.L13]+0.1" office:value-type="float" office:value="0.9625" calcext:value-type="float">
            <text:p>0.9625</text:p>
          </table:table-cell>
          <table:table-cell table:formula="of:=[.M13]+0.03" office:value-type="float" office:value="0.9925" calcext:value-type="float">
            <text:p>0.99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0.75"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14]+0.15*[.I14]+0.15+0.3*AVERAGE([.F14];[.H14])+0.2*[.L14]+0.1" office:value-type="float" office:value="0.7875" calcext:value-type="float">
            <text:p>0.7875</text:p>
          </table:table-cell>
          <table:table-cell table:formula="of:=[.M14]+0.03" office:value-type="float" office:value="0.8175" calcext:value-type="float">
            <text:p>0.81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number-columns-repeated="2"/>
          <table:table-cell table:formula="of:=0.8" office:value-type="float" office:value="0.8" calcext:value-type="float">
            <text:p>0.8</text:p>
          </table:table-cell>
          <table:table-cell table:formula="of:=0.8" office:value-type="float" office:value="0.8" calcext:value-type="float">
            <text:p>0.8</text:p>
          </table:table-cell>
          <table:table-cell table:formula="of:=0.5" office:value-type="float" office:value="0.5" calcext:value-type="float">
            <text:p>0.5</text:p>
          </table:table-cell>
          <table:table-cell table:formula="of:=0.9" office:value-type="float" office:value="0.9" calcext:value-type="float">
            <text:p>0.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15]+0.15*[.I15]+0.15+0.3*AVERAGE([.F15];[.H15])+0.2*[.L15]+0.1" office:value-type="float" office:value="0.86" calcext:value-type="float">
            <text:p>0.86</text:p>
          </table:table-cell>
          <table:table-cell table:formula="of:=[.M15]+0.03" office:value-type="float" office:value="0.89" calcext:value-type="float">
            <text:p>0.8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isw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16]+0.15*[.I16]+0.15+0.3*AVERAGE([.F16];[.H16])+0.2*[.L16]+0.1" office:value-type="float" office:value="0.755" calcext:value-type="float">
            <text:p>0.755</text:p>
          </table:table-cell>
          <table:table-cell table:formula="of:=[.M16]+0.03" office:value-type="float" office:value="0.785" calcext:value-type="float">
            <text:p>0.7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mtownse2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17]+0.15*[.I17]+0.15+0.3*AVERAGE([.F17];[.H17])+0.2*[.L17]+0.1" office:value-type="float" office:value="0.96" calcext:value-type="float">
            <text:p>0.96</text:p>
          </table:table-cell>
          <table:table-cell table:formula="of:=[.M17]+0.03" office:value-type="float" office:value="0.99" calcext:value-type="float">
            <text:p>0.99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01-08T14:11:37</meta:creation-date>
    <dc:date>2022-01-28T14:18:03.242848374</dc:date>
    <meta:editing-duration>PT12H52M35S</meta:editing-duration>
    <meta:editing-cycles>95</meta:editing-cycles>
    <meta:document-statistic meta:table-count="1" meta:cell-count="226" meta:object-count="0"/>
  </office:meta>
</office:document-meta>
</file>